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Lt" svg:font-family="'Roboto Lt'" style:font-adornments="Regular"/>
    <style:font-face style:name="FreeSans1" svg:font-family="FreeSans" style:font-family-generic="swiss"/>
    <style:font-face style:name="Hack" svg:font-family="Hack"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Aller" svg:font-family="Aller" style:font-adornments="Normal" style:font-pitch="variable"/>
    <style:font-face style:name="Aller Display" svg:font-family="'Aller Display'" style:font-adornments="Normal" style:font-pitch="variable"/>
    <style:font-face style:name="Aller Light" svg:font-family="'Aller Light'" style:font-adornments="Normal" style:font-pitch="variable"/>
    <style:font-face style:name="Lobster 1.4" svg:font-family="'Lobster 1.4'" style:font-adornments="Normal"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e9f6e"/>
    </style:style>
    <style:style style:name="P3" style:family="paragraph" style:parent-style-name="Heading_20_1">
      <style:text-properties officeooo:paragraph-rsid="002e9f6e"/>
    </style:style>
    <style:style style:name="P4" style:family="paragraph" style:parent-style-name="Heading_20_4">
      <style:text-properties officeooo:rsid="0025a493" officeooo:paragraph-rsid="0025a493"/>
    </style:style>
    <style:style style:name="P5" style:family="paragraph" style:parent-style-name="Heading_20_4">
      <style:text-properties officeooo:rsid="002e9f6e" officeooo:paragraph-rsid="002e9f6e"/>
    </style:style>
    <style:style style:name="P6" style:family="paragraph" style:parent-style-name="Heading_20_3">
      <style:text-properties officeooo:rsid="002e9f6e" officeooo:paragraph-rsid="002e9f6e"/>
    </style:style>
    <style:style style:name="P7" style:family="paragraph" style:parent-style-name="Heading_20_2">
      <style:text-properties officeooo:rsid="002e9f6e" officeooo:paragraph-rsid="002e9f6e"/>
    </style:style>
    <style:style style:name="P8" style:family="paragraph" style:parent-style-name="Author">
      <style:text-properties officeooo:paragraph-rsid="002e9f6e"/>
    </style:style>
    <style:style style:name="P9" style:family="paragraph" style:parent-style-name="First_20_paragraph">
      <style:text-properties officeooo:paragraph-rsid="002e9f6e"/>
    </style:style>
    <style:style style:name="P10" style:family="paragraph" style:parent-style-name="Title" style:master-page-name="Standard">
      <style:paragraph-properties style:page-number="auto"/>
      <style:text-properties officeooo:paragraph-rsid="002e9f6e"/>
    </style:style>
    <style:style style:name="P11" style:family="paragraph" style:parent-style-name="_5f_Titre_20_1">
      <style:text-properties officeooo:paragraph-rsid="0018f564"/>
    </style:style>
    <style:style style:name="T1" style:family="text">
      <style:text-properties officeooo:rsid="001d3d39"/>
    </style:style>
    <style:style style:name="T2" style:family="text">
      <style:text-properties fo:font-style="italic" style:font-style-asian="italic" style:font-style-complex="italic"/>
    </style:style>
    <style:style style:name="T3" style:family="text">
      <style:text-properties officeooo:rsid="0018f564"/>
    </style:style>
    <style:style style:name="T4" style:family="text">
      <style:text-properties officeooo:rsid="002e9f6e"/>
    </style:style>
    <style:style style:name="T5" style:family="text"/>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pport d’Activité</text:p>
      <text:p text:style-name="P8">Antoine Gréa</text:p>
      <text:h text:style-name="P3" text:outline-level="1">T<text:span text:style-name="T4">itre 1</text:span></text:h>
      <text:p text:style-name="P9">Dans cette section je vous présente les différents aspects du travail de thèse que j’ai effectué.</text:p>
      <text:h text:style-name="P7" text:outline-level="2">Titre 2</text:h>
      <text:p text:style-name="P9">Le travail de thèse a donc débuté avec la recherche bibliographique qui couvre des domaines variés. C’est plus de 200 documents qui ont été lus et étudiés afin de comprendre l’état de l’art des domaines abordés. C’est ainsi que j’ai réalisé un inventaire détaillé des méthodes et modèles existant sur l’inférence intentionnelle. Ce travail a dégagé la problématique principale et souligne l’étendue des progrès qu’il reste à faire sur les capacités <text:span text:style-name="T3">cognitives</text:span> des robots.</text:p>
      <text:h text:style-name="P6" text:outline-level="3">Titre 3</text:h>
      <text:p text:style-name="P9">La problématique s’est rapidement portée sur les systèmes de reconnaissance d’intention et de plan de personnes observées. Le but est donc de trouver le plan de la personne à partir de son comportement. De nombreux travaux vise à résoudre ce problème de multiple manières. Il y a deux orientations principale des travaux : soit on utilise des outils d’inférence Bayésienne (approche probabiliste) soit on construit une structure de donnée qui fait émerger la solution (approche logique).</text:p>
      <text:p text:style-name="P2">J’ai décidé de poursuivre dans l’approche logique mais d’une manière assez différente. En effet je poursuis les travaux de Ramirez et al. (Ramirez and Geffner 2009). Ces travaux portent sur l’utilisation d’une méthode de planification inversée pour la reconnaissance de plans. Ceci se base sur la « theory of mind » qui explique que l’on appose à autrui ses propres intentions. On suppose dès lors que la personne va poursuivre son but d’une manière proche d’optimale. Ceci constitue la base de mes travaux.</text:p>
      <text:h text:style-name="P5" text:outline-level="4">Titre 4</text:h>
      <text:p text:style-name="P9">J’ai donc créé plusieurs prototypes de systèmes de planification afin de tester mes travaux. Ces systèmes ont des très forte contraintes de temps d’exécution, notamment pour l’inférence en temps réel. J’ai donc débuté par un prototype préliminaire qui utilisait une ontologie comme domaine de planification. Il s’est avéré que cette technologie est trop peu flexible et trop lente pour de la planification. J’ai donc créé un autre prototype qui permet de réparer des dommages important sur les plans lors de la plan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Lt" svg:font-family="'Roboto Lt'" style:font-adornments="Regular"/>
    <style:font-face style:name="FreeSans1" svg:font-family="FreeSans" style:font-family-generic="swiss"/>
    <style:font-face style:name="Hack" svg:font-family="Hack"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Aller" svg:font-family="Aller" style:font-adornments="Normal" style:font-pitch="variable"/>
    <style:font-face style:name="Aller Display" svg:font-family="'Aller Display'" style:font-adornments="Normal" style:font-pitch="variable"/>
    <style:font-face style:name="Aller Light" svg:font-family="'Aller Light'" style:font-adornments="Normal" style:font-pitch="variable"/>
    <style:font-face style:name="Lobster 1.4" svg:font-family="'Lobster 1.4'" style:font-adornments="Normal"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ler" fo:font-family="Aller"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tab-stop style:position="1.499cm"/>
        </style:tab-stops>
      </style:paragraph-properties>
      <style:text-properties fo:text-transform="capitalize"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paragraph-properties fo:margin-top="0cm" fo:margin-bottom="0.101cm" loext:contextual-spacing="false" fo:line-height="10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ab-stops>
          <style:tab-stop style:position="0.76cm"/>
          <style:tab-stop style:position="1.499cm"/>
        </style:tab-stops>
      </style:paragraph-properties>
      <style:text-properties style:font-name="Aller" fo:font-family="Aller" style:font-style-name="Normal"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ab-stops>
          <style:tab-stop style:position="1.499cm"/>
        </style:tab-stops>
      </style:paragraph-properties>
      <style:text-properties style:font-name="Aller" fo:font-family="Aller" style:font-style-name="Normal" style:font-pitch="variable" fo:font-size="130%"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ller" fo:font-family="Aller" style:font-style-name="Normal" style:font-pitch="variable" fo:font-size="115%"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color="#657b83" style:font-name="Aller Display" fo:font-family="'Aller Display'" style:font-style-name="Normal" style:font-pitch="variable" fo:font-size="14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Text_20_body" style:next-style-name="Definition_20_Definition">
      <style:paragraph-properties fo:margin-top="0.152cm" fo:margin-bottom="0.152cm" loext:contextual-spacing="false"/>
    </style:style>
    <style:style style:name="Definition_20_Definition" style:display-name="Definition Definition" style:family="paragraph" style:parent-style-name="Bloc_20_spéciaux" style:next-style-name="Text_20_body">
      <style:paragraph-properties fo:margin-left="1.27cm" fo:margin-right="0cm" fo:text-indent="0cm" style:auto-text-indent="false"/>
    </style:style>
    <style:style style:name="Table_20_Contents" style:display-name="Table Contents" style:family="paragraph" style:hidden="true"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inition_20_Term_20_Tight" style:display-name="Definition Term Tight" style:family="paragraph" style:parent-style-name="Text_20_body"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Bloc_20_sans_20_lettrine">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ender" style:next-style-name="Date" style:master-page-name="">
      <style:paragraph-properties style:page-number="auto"/>
      <style:text-properties fo:font-style="italic"/>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Century Schoolbook L" fo:font-family="'Century Schoolbook L'" style:font-style-name="Roman" style:font-family-generic="roman" style:font-pitch="variable" fo:font-size="44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Aller Light" fo:font-family="'Aller Light'" style:font-style-name="Normal" style:font-pitch="variable" fo:font-size="28pt" fo:font-style="normal" style:font-size-asian="18pt" style:font-size-complex="18pt"/>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left="0.7cm" fo:margin-right="0cm" fo:margin-top="0cm" fo:margin-bottom="0.7cm" loext:contextual-spacing="false" fo:text-indent="0cm" style:auto-text-indent="false" style:shadow="none" text:number-lines="false" text:line-number="0"/>
      <style:text-properties fo:color="#657b83" fo:font-weight="bold" style:font-size-asian="10.5pt"/>
    </style:style>
    <style:style style:name="Salutation" style:family="paragraph" style:hidden="true"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_5f_Titre_20_1" style:display-name="_Titre 1" style:family="paragraph" style:parent-style-name="Heading_20_1" style:default-outline-level="" style:list-style-name=""/>
    <style:style style:name="_23_Titre_20_1" style:display-name="#Titre 1" style:family="paragraph" style:parent-style-name="Heading_20_1" style:default-outline-level="" style:list-style-name=""/>
    <style:style style:name="_5f_Titre_20_2" style:display-name="_Titre 2" style:family="paragraph" style:parent-style-name="Heading_20_2" style:default-outline-level="" style:list-style-name=""/>
    <style:style style:name="_23_Titre_20_2" style:display-name="#Titre 2" style:family="paragraph" style:parent-style-name="Heading_20_2" style:default-outline-level="" style:list-style-name=""/>
    <style:style style:name="_5f_Titre_20_3" style:display-name="_Titre 3" style:family="paragraph" style:parent-style-name="Heading_20_3" style:default-outline-level="" style:list-style-name=""/>
    <style:style style:name="_23_Titre_20_4" style:display-name="#Titre 4" style:family="paragraph" style:parent-style-name="Heading_20_3" style:default-outline-level="" style:list-style-name=""/>
    <style:style style:name="Résumé" style:family="paragraph" style:parent-style-name="Text_20_body">
      <style:paragraph-properties fo:padding="0.199cm" fo:border-left="3.49pt solid #657b83" fo:border-right="none" fo:border-top="none" fo:border-bottom="none" style:shadow="none"/>
      <style:text-properties fo:font-style="italic" style:font-size-asian="10.5pt"/>
    </style:style>
    <style:style style:name="Résumé_20_bleu" style:display-name="Résumé bleu" style:family="paragraph" style:parent-style-name="Résumé">
      <style:paragraph-properties fo:padding="0.199cm" fo:border-left="3.49pt solid #268bd2" fo:border-right="none" fo:border-top="none" fo:border-bottom="none"/>
    </style:style>
    <style:style style:name="Résumé_20_rouge" style:display-name="Résumé rouge" style:family="paragraph" style:parent-style-name="Résumé">
      <style:paragraph-properties fo:padding="0.199cm" fo:border-left="3.49pt solid #dc322f" fo:border-right="none" fo:border-top="none" fo:border-bottom="none"/>
    </style:style>
    <style:style style:name="Résumé_20_vert" style:display-name="Résumé vert" style:family="paragraph" style:parent-style-name="Résumé">
      <style:paragraph-properties fo:padding="0.199cm" fo:border-left="3.49pt solid #4a8e00" fo:border-right="none" fo:border-top="none" fo:border-bottom="none"/>
    </style:style>
    <style:style style:name="Titre_20_4_20_rouge" style:display-name="Titre 4 rouge" style:family="paragraph" style:parent-style-name="Heading_20_4" style:default-outline-level="" style:list-style-name="">
      <style:paragraph-properties style:shadow="none"/>
      <style:text-properties fo:color="#dc322f"/>
    </style:style>
    <style:style style:name="Titre_20_4_20_gris" style:display-name="Titre 4 gris" style:family="paragraph" style:parent-style-name="Heading_20_4" style:default-outline-level="" style:list-style-name="">
      <style:text-properties fo:color="#657b83"/>
    </style:style>
    <style:style style:name="Titre_20_4_20_bleu" style:display-name="Titre 4 bleu" style:family="paragraph" style:parent-style-name="Heading_20_4" style:default-outline-level="" style:list-style-name="">
      <style:text-properties fo:color="#268bd2"/>
    </style:style>
    <style:style style:name="Titre_20_4_20_vert" style:display-name="Titre 4 vert" style:family="paragraph" style:parent-style-name="Heading_20_4" style:default-outline-level="" style:list-style-name="">
      <style:text-properties fo:color="#4a8e00"/>
    </style:style>
    <style:style style:name="Bloc_20_spéciaux" style:display-name="Bloc spéciaux" style:family="paragraph" style:parent-style-name="Text_20_body">
      <loext:graphic-properties draw:fill="solid" draw:fill-color="#fdf6e3" draw:fill-image-width="0cm" draw:fill-image-height="0cm"/>
      <style:paragraph-properties fo:margin-left="0.7cm" fo:margin-right="0.7cm" fo:text-indent="0cm" style:auto-text-indent="false" fo:background-color="#fdf6e3">
        <style:tab-stops/>
        <style:drop-cap style:lines="2" style:distance="0.199cm" style:style-name="Drop_20_Caps"/>
      </style:paragraph-properties>
      <style:text-properties fo:background-color="transparent"/>
    </style:style>
    <style:style style:name="Programme" style:family="paragraph" style:parent-style-name="Code">
      <loext:graphic-properties draw:fill-color="#fdf6e3"/>
      <style:paragraph-properties fo:margin-top="0cm" fo:margin-bottom="0cm" loext:contextual-spacing="false" fo:line-height="100%" fo:padding="0.199cm" fo:border-left="3.49pt solid #657b83" fo:border-right="none" fo:border-top="none" fo:border-bottom="none" style:shadow="none">
        <style:drop-cap/>
      </style:paragraph-properties>
      <style:text-properties fo:color="#586e75" style:font-name="Hack" fo:font-family="Hack" style:font-style-name="Normal" style:font-pitch="fixed" fo:language="zxx" fo:country="none" style:font-size-asian="10.5pt"/>
    </style:style>
    <style:style style:name="Bloc_20_sans_20_lettrine" style:display-name="Bloc sans lettrine" style:family="paragraph" style:parent-style-name="Bloc_20_spéciaux">
      <style:paragraph-properties>
        <style:drop-cap/>
      </style:paragraph-properties>
    </style:style>
    <style:style style:name="Liste_20_valide" style:display-name="Liste valide" style:family="paragraph" style:parent-style-name="List">
      <style:paragraph-properties style:shadow="none"/>
      <style:text-properties fo:background-color="transparent"/>
    </style:style>
    <style:style style:name="Advantage" style:family="paragraph" style:parent-style-name="List"/>
    <style:style style:name="Numérotation" style:family="paragraph" style:parent-style-name="List"/>
    <style:style style:name="Exigences" style:family="paragraph" style:parent-style-name="List">
      <style:text-properties fo:background-color="transparent"/>
    </style:style>
    <style:style style:name="Objet" style:family="paragraph" style:parent-style-name="Text_20_body">
      <style:paragraph-properties fo:margin-left="-1cm" fo:margin-right="-1cm" fo:margin-top="0.101cm" fo:margin-bottom="0.101cm" loext:contextual-spacing="false" fo:text-align="center" style:justify-single-word="false" fo:text-indent="0cm" style:auto-text-indent="false">
        <style:tab-stops/>
      </style:paragraph-properties>
    </style:style>
    <style:style style:name="Shell" style:family="paragraph" style:parent-style-name="Code">
      <loext:graphic-properties draw:fill-color="#073642"/>
      <style:paragraph-properties fo:padding="0.049cm" fo:border-left="3.49pt solid #657b83" fo:border-right="none" fo:border-top="none" fo:border-bottom="none" style:shadow="none"/>
      <style:text-properties fo:color="#ffffff" style:font-name="Hack" fo:font-family="Hack" style:font-style-name="Normal" style:font-pitch="fixed" style:font-size-asian="10.5pt"/>
    </style:style>
    <style:style style:name="Code" style:family="paragraph" style:parent-style-name="Bloc_20_sans_20_lettrine">
      <style:paragraph-properties fo:padding="0.049cm" fo:border-left="3.49pt solid #657b83" fo:border-right="none" fo:border-top="none" fo:border-bottom="none" style:shadow="non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s>
      </style:paragraph-properties>
      <style:text-properties style:font-name="Hack" fo:font-family="Hack" style:font-style-name="Normal" style:font-pitch="fixed" fo:font-size="10pt" style:font-size-asian="10.5pt"/>
    </style:style>
    <style:style style:name="Numbering_20_Symbols" style:display-name="Numbering Symbols" style:family="text" style:hidden="tru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parent-style-name="Code">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268bd2" style:font-name="Aller Light" fo:font-family="'Aller Light'" style:font-style-name="Normal" style:font-pitch="variable" fo:language="zxx" fo:country="none" style:text-underline-style="none" fo:background-color="transparent" style:font-size-asian="10.5pt" style:language-asian="zxx" style:country-asian="none" style:language-complex="zxx" style:country-complex="none"/>
    </style:style>
    <style:style style:name="Footnote_20_Symbol" style:display-name="Footnote Symbol" style:family="text" style:hidden="true"/>
    <style:style style:name="Footnote_20_anchor" style:display-name="Footnote anchor" style:family="text" style:hidden="true">
      <style:text-properties style:text-position="super 58%"/>
    </style:style>
    <style:style style:name="Definition" style:family="text" style:parent-style-name="Example"/>
    <style:style style:name="Page_20_Number" style:display-name="Page Number" style:family="text"/>
    <style:style style:name="Caption_20_characters" style:display-name="Caption characters" style:family="text" style:hidden="true"/>
    <style:style style:name="Drop_20_Caps" style:display-name="Drop Caps" style:family="text">
      <style:text-properties fo:color="#657b83" style:font-name="Lobster 1.4" fo:font-family="'Lobster 1.4'" style:font-style-name="Normal" style:font-pitch="variable" style:font-size-asian="10.5pt"/>
    </style:style>
    <style:style style:name="Visited_20_Internet_20_Link" style:display-name="Visited Internet Link" style:family="text" style:parent-style-name="Internet_20_link">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parent-style-name="Internet_20_link">
      <style:text-properties fo:font-variant="small-caps" fo:color="#008080" style:text-underline-style="dotted" style:text-underline-width="auto" style:text-underline-color="font-color"/>
    </style:style>
    <style:style style:name="Index_20_Link" style:display-name="Index Link" style:family="text" style:hidden="true"/>
    <style:style style:name="Endnote_20_Symbol" style:display-name="Endnote Symbol" style:family="text" style:hidden="true"/>
    <style:style style:name="Line_20_numbering" style:display-name="Line numbering" style:family="text" style:hidden="true"/>
    <style:style style:name="Main_20_index_20_entry" style:display-name="Main index entry" style:family="text" style:hidden="true">
      <style:text-properties fo:font-weight="bold" style:font-weight-asian="bold" style:font-weight-complex="bold"/>
    </style:style>
    <style:style style:name="Endnote_20_anchor" style:display-name="Endnote anchor" style:family="text" style:hidden="true">
      <style:text-properties style:text-position="super 58%"/>
    </style:style>
    <style:style style:name="Rubies" style:family="text" style:hidden="true">
      <style:text-properties fo:font-size="6pt" style:text-underline-style="none" style:font-size-asian="6pt" style:font-size-complex="6pt" style:text-emphasize="none"/>
    </style:style>
    <style:style style:name="Vertical_20_Numbering_20_Symbols" style:display-name="Vertical Numbering Symbols" style:family="text" style:hidden="true">
      <style:text-properties style:text-rotation-angle="90" style:text-rotation-scale="line-height"/>
    </style:style>
    <style:style style:name="Source_20_Text" style:display-name="Source Text" style:family="text" style:parent-style-name="Citation">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fo:color="#657b83" style:font-name="Aller Display" fo:font-family="'Aller Display'" style:font-style-name="Normal" style:font-pitch="variable"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hidden="true">
      <style:text-properties fo:font-style="italic" style:font-style-asian="italic" style:font-style-complex="italic"/>
    </style:style>
    <style:style style:name="Titre" style:family="text">
      <style:text-properties style:font-name="Aller Display" fo:font-family="'Aller Display'" style:font-style-name="Normal" style:font-pitch="variable" fo:font-size="16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Titre_20_bleu" style:display-name="Titre bleu" style:family="text" style:parent-style-name="Titre">
      <style:text-properties fo:color="#268bd2" style:font-name="Aller Display" fo:font-family="'Aller Display'" style:font-style-name="Normal" style:font-pitch="variable" fo:font-size="15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Titre_20_rouge" style:display-name="Titre rouge" style:family="text" style:parent-style-name="Titre">
      <style:text-properties fo:color="#dc322f" style:font-name="Aller Display" fo:font-family="'Aller Display'" style:font-style-name="Normal" style:font-pitch="variable" fo:font-size="15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Titre_20_vert" style:display-name="Titre vert" style:family="text" style:parent-style-name="Titre">
      <style:text-properties fo:color="#4a8e00" style:font-name="Aller Display" fo:font-family="'Aller Display'" style:font-style-name="Normal" style:font-pitch="variable" fo:font-size="15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Titre_20_gris" style:display-name="Titre gris" style:family="text" style:parent-style-name="Titre">
      <style:text-properties fo:color="#657b83" style:font-name="Aller Display" fo:font-family="'Aller Display'" style:font-style-name="Normal" style:font-pitch="variable" fo:font-size="150%" fo:font-weight="normal" officeooo:rsid="000fa1d5"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keyword0_5f_java" style:display-name="keyword0_java" style:family="text" style:parent-style-name="Mot_20_clé">
      <style:text-properties fo:color="#268bd2" fo:font-style="normal" fo:font-weight="bold"/>
    </style:style>
    <style:style style:name="keyword2_5f_java" style:display-name="keyword2_java" style:family="text" style:parent-style-name="Système">
      <style:text-properties fo:color="#dc322f" fo:font-style="normal" fo:font-weight="normal"/>
    </style:style>
    <style:style style:name="keyword3_5f_java" style:display-name="keyword3_java" style:family="text" style:parent-style-name="Système">
      <style:text-properties fo:color="#dc322f" fo:font-style="normal" fo:font-weight="bold"/>
    </style:style>
    <style:style style:name="member0_5f_java" style:display-name="member0_java" style:family="text" style:parent-style-name="Membre">
      <style:text-properties fo:color="#859900" fo:font-style="normal" fo:font-weight="normal"/>
    </style:style>
    <style:style style:name="symbol0_5f_java" style:display-name="symbol0_java" style:family="text" style:parent-style-name="Délimiteur">
      <style:text-properties fo:color="#073642" fo:font-style="normal" fo:font-weight="normal" style:font-size-asian="10.5pt"/>
    </style:style>
    <style:style style:name="string_5f_java" style:display-name="string_java" style:family="text" style:parent-style-name="Chaînes">
      <style:text-properties fo:color="#b58900" fo:font-style="normal" fo:font-weight="normal"/>
    </style:style>
    <style:style style:name="Code" style:family="text">
      <style:text-properties fo:font-variant="normal" fo:text-transform="none" style:font-name="Hack" fo:font-family="Hack" style:font-style-name="Normal" style:font-pitch="fixed" fo:language="zxx" fo:country="none" officeooo:rsid="0034b339" fo:background-color="transparent" style:font-size-asian="10.5pt"/>
    </style:style>
    <style:style style:name="comment0_5f_java" style:display-name="comment0_java" style:family="text" style:parent-style-name="Commentaire">
      <style:text-properties fo:color="#93a1a1" fo:font-style="italic" fo:font-weight="normal" style:font-size-asian="10.5pt"/>
    </style:style>
    <style:style style:name="keyword1_5f_java" style:display-name="keyword1_java" style:family="text" style:parent-style-name="Système">
      <style:text-properties fo:color="#dc322f" fo:font-style="normal" fo:font-weight="bold"/>
    </style:style>
    <style:style style:name="number_5f_java" style:display-name="number_java" style:family="text" style:parent-style-name="Nombres">
      <style:text-properties fo:color="#d33682" fo:font-style="normal" fo:font-weight="normal" style:font-size-asian="10.5pt"/>
    </style:style>
    <style:style style:name="comment_5f_multi_5f_java" style:display-name="comment_multi_java" style:family="text" style:parent-style-name="Commentaire">
      <style:text-properties fo:color="#2aa198" fo:font-style="italic" fo:font-weight="normal"/>
    </style:style>
    <style:style style:name="Title" style:family="text">
      <style:text-properties style:font-name="Roboto Lt" fo:font-family="'Roboto Lt'" style:font-style-name="Regular" fo:font-weight="normal" officeooo:rsid="0059e614" style:font-weight-asian="normal"/>
    </style:style>
    <style:style style:name="comment0_5f_c" style:display-name="comment0_c" style:family="text" style:parent-style-name="Externe">
      <style:text-properties fo:color="#2aa198" fo:font-style="normal" fo:font-weight="normal" style:font-size-asian="10.5pt"/>
    </style:style>
    <style:style style:name="keyword2_5f_c" style:display-name="keyword2_c" style:family="text" style:parent-style-name="Système">
      <style:text-properties fo:color="#dc322f" fo:font-style="normal" fo:font-weight="normal"/>
    </style:style>
    <style:style style:name="keyword3_5f_c" style:display-name="keyword3_c" style:family="text" style:parent-style-name="Mot_20_clé">
      <style:text-properties fo:color="#dc322f" fo:font-style="normal" fo:font-weight="bold" style:font-size-asian="10.5pt"/>
    </style:style>
    <style:style style:name="symbol0_5f_c" style:display-name="symbol0_c" style:family="text" style:parent-style-name="Délimiteur">
      <style:text-properties fo:color="#073642" fo:font-style="normal" fo:font-weight="normal" style:font-size-asian="10.5pt"/>
    </style:style>
    <style:style style:name="string_5f_c" style:display-name="string_c" style:family="text" style:parent-style-name="Chaînes">
      <style:text-properties fo:color="#b58900" fo:font-style="normal" fo:font-weight="normal"/>
    </style:style>
    <style:style style:name="escaped_5f_c" style:display-name="escaped_c" style:family="text" style:parent-style-name="Échapements">
      <style:text-properties fo:color="#859900" fo:font-style="normal" fo:font-weight="bold" style:font-size-asian="10.5pt"/>
    </style:style>
    <style:style style:name="number_5f_c" style:display-name="number_c" style:family="text" style:parent-style-name="Nombres">
      <style:text-properties fo:color="#d33682" fo:font-style="normal" fo:font-weight="normal"/>
    </style:style>
    <style:style style:name="keyword0_5f_c" style:display-name="keyword0_c" style:family="text" style:parent-style-name="Mot_20_clé">
      <style:text-properties fo:color="#268bd2" fo:font-style="normal" fo:font-weight="bold" style:font-size-asian="10.5pt"/>
    </style:style>
    <style:style style:name="Programmation" style:family="text" style:parent-style-name="Code">
      <style:text-properties fo:color="#586e75" fo:background-color="#fdf6e3" style:font-size-asian="10.5pt"/>
    </style:style>
    <style:style style:name="Commentaire" style:family="text" style:parent-style-name="Programmation">
      <style:text-properties fo:color="#93a1a1" fo:font-style="italic" fo:background-color="#fdf6e3" style:font-size-asian="10.5pt"/>
    </style:style>
    <style:style style:name="Mot_20_clé" style:display-name="Mot clé" style:family="text" style:parent-style-name="Programmation"/>
    <style:style style:name="Symbole" style:family="text" style:parent-style-name="Programmation"/>
    <style:style style:name="Litéral" style:family="text" style:parent-style-name="Programmation">
      <style:text-properties fo:color="#839496" style:font-size-asian="10.5pt"/>
    </style:style>
    <style:style style:name="Externe" style:family="text" style:parent-style-name="Programmation">
      <style:text-properties fo:color="#2aa198"/>
    </style:style>
    <style:style style:name="Nombres" style:family="text" style:parent-style-name="Litéral">
      <style:text-properties fo:color="#d33682"/>
    </style:style>
    <style:style style:name="Chaînes" style:family="text" style:parent-style-name="Litéral">
      <style:text-properties fo:color="#b58900"/>
    </style:style>
    <style:style style:name="Échapements" style:family="text" style:parent-style-name="Chaînes">
      <style:text-properties fo:color="#859900" fo:font-weight="bold" style:font-size-asian="10.5pt"/>
    </style:style>
    <style:style style:name="Système" style:family="text" style:parent-style-name="Programmation">
      <style:text-properties fo:color="#dc322f"/>
    </style:style>
    <style:style style:name="Membre" style:family="text" style:parent-style-name="Programmation">
      <style:text-properties fo:color="#859900"/>
    </style:style>
    <style:style style:name="Shell" style:family="text" style:parent-style-name="Code">
      <style:text-properties fo:background-color="#002b36"/>
    </style:style>
    <style:style style:name="Sans_20_nom1" style:display-name="Sans nom1" style:family="text" style:parent-style-name="Mot_20_clé">
      <style:text-properties fo:color="#268bd2" fo:font-weight="bold" style:font-size-asian="10.5pt"/>
    </style:style>
    <style:style style:name="Délimiteur" style:family="text" style:parent-style-name="Programmation">
      <style:text-properties fo:color="#073642" fo:font-weight="normal" style:font-size-asian="10.5pt"/>
    </style:style>
    <style:style style:name="Command" style:family="text" style:parent-style-name="Shell">
      <style:text-properties fo:color="#268bd2" fo:background-color="#002b36"/>
    </style:style>
    <style:style style:name="Option" style:family="text" style:parent-style-name="Shell">
      <style:text-properties fo:color="#859900"/>
    </style:style>
    <style:style style:name="Prompt" style:family="text" style:parent-style-name="Shell">
      <style:text-properties fo:color="#839496" fo:font-weight="bold" style:font-size-asian="10.5pt"/>
    </style:style>
    <style:style style:name="keyword1_5f_c" style:display-name="keyword1_c" style:family="text" style:parent-style-name="Système">
      <style:text-properties fo:color="#dc322f" fo:font-style="normal" fo:font-weight="bold" style:font-size-asian="10.5pt"/>
    </style:style>
    <style:style style:name="member0_5f_c" style:display-name="member0_c" style:family="text" style:parent-style-name="Membre">
      <style:text-properties fo:color="#859900" fo:font-style="normal" fo:font-weight="normal"/>
    </style:style>
    <style:style style:name="Titre_20_marine" style:display-name="Titre marine" style:family="text" style:parent-style-name="Titre">
      <style:text-properties fo:color="#073642"/>
    </style:style>
    <style:style style:name="OLE" style:family="graphic" style:parent-style-name="Formula">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text:style-name="Titre_20_bleu" style:num-format="1">
        <style:list-level-properties text:min-label-distance="0.381cm"/>
      </text:outline-level-style>
      <text:outline-level-style text:level="2" text:style-name="Titre_20_rouge" style:num-format="1" text:display-levels="2">
        <style:list-level-properties text:min-label-distance="0.381cm"/>
      </text:outline-level-style>
      <text:outline-level-style text:level="3" text:style-name="Titre_20_vert"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style style:name="MT2" style:family="text">
      <style:text-properties officeooo:rsid="001d3d39"/>
    </style:style>
    <style:page-layout style:name="Mpm1">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2cm" fo:margin-left="0cm" fo:margin-right="0cm" fo:margin-top="0.51cm" fo:border-top="0.06pt solid #657b83" fo:border-bottom="none" fo:border-left="none" fo:border-right="none" fo:padding="0.049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Drop_20_Caps">page</text:span><text:span text:style-name="MT2"> </text:span><text:span text:style-name="Titre_20_marine"><text:page-number text:select-page="current">1</text:page-number></text:span><text:span text:style-name="Example">/</text:span><text:span text:style-name="Example"><text:page-count>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d’Activité</dc:title>
    <dc:date>2016-05-31T11:29:48.721528760</dc:date>
    <meta:editing-duration>PT48M34S</meta:editing-duration>
    <meta:editing-cycles>13</meta:editing-cycles>
    <meta:generator>LibreOffice/5.1.3.2$Linux_X86_64 LibreOffice_project/10m0$Build-2</meta:generator>
    <meta:document-statistic meta:table-count="0" meta:image-count="0" meta:object-count="0" meta:page-count="1" meta:paragraph-count="12" meta:word-count="348" meta:character-count="2162" meta:non-whitespace-character-count="1829"/>
  </office:meta>
</office:document-meta>
</file>